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eeeeee" draw:textarea-horizontal-align="justify" draw:textarea-vertical-align="middle" draw:auto-grow-height="false" fo:min-height="0.75cm" fo:min-width="1cm"/>
    </style:style>
    <style:style style:name="gr2" style:family="graphic" style:parent-style-name="standard">
      <style:graphic-properties svg:stroke-color="#808080" draw:fill-color="#eeeeee" draw:textarea-horizontal-align="justify" draw:textarea-vertical-align="middle" draw:auto-grow-height="false" fo:min-height="0.639cm" fo:min-width="1.762cm"/>
    </style:style>
    <style:style style:name="gr3" style:family="graphic" style:parent-style-name="standard">
      <style:graphic-properties svg:stroke-color="#808080" draw:fill-color="#eeeeee" draw:textarea-horizontal-align="justify" draw:textarea-vertical-align="middle" draw:auto-grow-height="false" fo:min-height="0.639cm" fo:min-width="1.254cm"/>
    </style:style>
    <style:style style:name="gr4" style:family="graphic" style:parent-style-name="objectwithoutfill">
      <style:graphic-properties svg:stroke-width="0.018cm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draw:stroke="none" svg:stroke-color="#000000" draw:fill="none" draw:fill-color="#ffffff" fo:min-height="0.627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eeeeee"/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P6" style:family="paragraph">
      <loext:graphic-properties draw:fill-color="#eeeeee"/>
      <style:paragraph-properties fo:text-align="center"/>
      <style:text-properties fo:font-size="7pt" style:font-size-asian="7pt" style:font-size-complex="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cm" svg:height="1cm" svg:x="0.2cm" svg:y="3.5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262cm" svg:height="0.889cm" svg:x="2.31cm" svg:y="2.159cm">
          <text:p text:style-name="P3"><text:span text:style-name="T2">Class reference</text:span></text:p>
          <text:p text:style-name="P3"><text:span text:style-name="T2">element sca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262cm" svg:height="0.889cm" svg:x="2.31cm" svg:y="0.889cm">
          <text:p text:style-name="P3"><text:span text:style-name="T2">Class reference</text:span></text:p>
          <text:p text:style-name="P3"><text:span text:style-name="T2">tree visit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2.262cm" svg:height="0.889cm" svg:x="2.31cm" svg:y="3.556cm">
          <text:p text:style-name="P3"><text:span text:style-name="T2">Field reference</text:span></text:p>
          <text:p text:style-name="P3"><text:span text:style-name="T2">tree visit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2.262cm" svg:height="0.889cm" svg:x="2.31cm" svg:y="5.08cm">
          <text:p text:style-name="P3"><text:span text:style-name="T2">Invariant</text:span></text:p>
          <text:p text:style-name="P3"><text:span text:style-name="T2">cre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1.754cm" svg:height="0.889cm" svg:x="5.334cm" svg:y="1.524cm">
          <text:p text:style-name="P3"><text:span text:style-name="T2">Referenced</text:span></text:p>
          <text:p text:style-name="P3"><text:span text:style-name="T2">class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1.754cm" svg:height="0.889cm" svg:x="5.334cm" svg:y="3.556cm">
          <text:p text:style-name="P3"><text:span text:style-name="T2">Referenced</text:span></text:p>
          <text:p text:style-name="P3"><text:span text:style-name="T2">field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1.754cm" svg:height="0.889cm" svg:x="5.334cm" svg:y="5.08cm">
          <text:p text:style-name="P3"><text:span text:style-name="T2">Invarian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1.754cm" svg:height="0.889cm" svg:x="7.644cm" svg:y="5.08cm">
          <text:p text:style-name="P3"><text:span text:style-name="T2">Invariant</text:span></text:p>
          <text:p text:style-name="P3"><text:span text:style-name="T2">check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1.754cm" svg:height="0.889cm" svg:x="7.644cm" svg:y="6.731cm">
          <text:p text:style-name="P5"><text:span text:style-name="T3">Compile errors</text:span></text:p>
          <text:p text:style-name="P5"><text:span text:style-name="T3">or succe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0.95cm" svg:y1="3.5cm" svg:x2="2.31cm" svg:y2="1.333cm" draw:start-shape="id1" draw:start-glue-point="0" draw:end-shape="id2" draw:end-glue-point="3" svg:d="M950 3500v-2167h1360" svg:viewBox="0 0 1361 2168">
          <text:p/>
        </draw:connector>
        <draw:connector draw:style-name="gr4" draw:text-style-name="P7" draw:layer="layout" svg:x1="0.95cm" svg:y1="3.5cm" svg:x2="2.31cm" svg:y2="2.603cm" draw:start-shape="id1" draw:start-glue-point="0" draw:end-shape="id3" draw:end-glue-point="3" svg:d="M950 3500v-897h1360" svg:viewBox="0 0 1361 898">
          <text:p/>
        </draw:connector>
        <draw:connector draw:style-name="gr4" draw:text-style-name="P7" draw:layer="layout" svg:x1="1.7cm" svg:y1="4cm" svg:x2="2.31cm" svg:y2="4cm" draw:start-shape="id1" draw:start-glue-point="1" draw:end-shape="id4" draw:end-glue-point="3" svg:d="M1700 4000h610" svg:viewBox="0 0 611 1">
          <text:p/>
        </draw:connector>
        <draw:connector draw:style-name="gr4" draw:text-style-name="P7" draw:layer="layout" draw:type="lines" draw:line-skew="0cm 0.247cm" svg:x1="4.572cm" svg:y1="1.333cm" svg:x2="5.334cm" svg:y2="1.968cm" draw:start-shape="id2" draw:start-glue-point="1" draw:end-shape="id5" svg:d="M4572 1333h501l7 635h254" svg:viewBox="0 0 763 636">
          <text:p/>
        </draw:connector>
        <draw:connector draw:style-name="gr4" draw:text-style-name="P7" draw:layer="layout" draw:type="lines" draw:line-skew="0cm 0.247cm" svg:x1="4.572cm" svg:y1="2.603cm" svg:x2="5.334cm" svg:y2="1.968cm" draw:start-shape="id3" draw:start-glue-point="1" draw:end-shape="id5" draw:end-glue-point="3" svg:d="M4572 2603h501l7-635h254" svg:viewBox="0 0 763 636">
          <text:p/>
        </draw:connector>
        <draw:connector draw:style-name="gr4" draw:text-style-name="P7" draw:layer="layout" svg:x1="7.088cm" svg:y1="1.968cm" svg:x2="8.521cm" svg:y2="5.08cm" draw:start-shape="id5" draw:start-glue-point="1" draw:end-shape="id6" draw:end-glue-point="0" svg:d="M7088 1968h1433v3112" svg:viewBox="0 0 1434 3113">
          <text:p/>
        </draw:connector>
        <draw:connector draw:style-name="gr4" draw:text-style-name="P7" draw:layer="layout" svg:x1="7.088cm" svg:y1="4cm" svg:x2="8.521cm" svg:y2="5.08cm" draw:start-shape="id7" draw:start-glue-point="1" draw:end-shape="id6" draw:end-glue-point="0" svg:d="M7088 4000h1433v1080" svg:viewBox="0 0 1434 1081">
          <text:p/>
        </draw:connector>
        <draw:connector draw:style-name="gr4" draw:text-style-name="P7" draw:layer="layout" svg:x1="0.95cm" svg:y1="4.5cm" svg:x2="2.31cm" svg:y2="5.524cm" draw:start-shape="id1" draw:start-glue-point="2" draw:end-shape="id8" draw:end-glue-point="3" svg:d="M950 4500v1024h1360" svg:viewBox="0 0 1361 1025">
          <text:p/>
        </draw:connector>
        <draw:connector draw:style-name="gr4" draw:text-style-name="P7" draw:layer="layout" svg:x1="4.572cm" svg:y1="5.524cm" svg:x2="5.334cm" svg:y2="5.524cm" draw:start-shape="id8" draw:start-glue-point="1" draw:end-shape="id9" draw:end-glue-point="3" svg:d="M4572 5524h762" svg:viewBox="0 0 763 1">
          <text:p/>
        </draw:connector>
        <draw:connector draw:style-name="gr4" draw:text-style-name="P7" draw:layer="layout" svg:x1="4.572cm" svg:y1="4cm" svg:x2="5.334cm" svg:y2="4cm" draw:start-shape="id4" draw:start-glue-point="1" draw:end-shape="id7" draw:end-glue-point="3" svg:d="M4572 4000h762" svg:viewBox="0 0 763 1">
          <text:p/>
        </draw:connector>
        <draw:connector draw:style-name="gr4" draw:text-style-name="P7" draw:layer="layout" svg:x1="7.088cm" svg:y1="5.524cm" svg:x2="7.644cm" svg:y2="5.524cm" draw:start-shape="id9" draw:start-glue-point="1" draw:end-shape="id6" draw:end-glue-point="3" svg:d="M7088 5524h556" svg:viewBox="0 0 557 1">
          <text:p/>
        </draw:connector>
        <draw:connector draw:style-name="gr4" draw:text-style-name="P7" draw:layer="layout" svg:x1="8.521cm" svg:y1="5.969cm" svg:x2="8.521cm" svg:y2="6.731cm" draw:start-shape="id6" draw:start-glue-point="2" draw:end-shape="id10" draw:end-glue-point="0" svg:d="M8521 5969v762" svg:viewBox="0 0 1 763">
          <text:p/>
        </draw:connector>
        <draw:frame draw:style-name="gr5" draw:text-style-name="P8" draw:layer="layout" svg:width="2.667cm" svg:height="0.877cm" svg:x="2.032cm" svg:y="0.254cm">
          <draw:text-box>
            <text:p text:style-name="P3"><text:span text:style-name="T2">Code inspection</text:span></text:p>
          </draw:text-box>
        </draw:frame>
        <draw:frame draw:style-name="gr5" draw:text-style-name="P8" draw:layer="layout" svg:width="2.667cm" svg:height="0.877cm" svg:x="4.953cm" svg:y="0.254cm">
          <draw:text-box>
            <text:p text:style-name="P3"><text:span text:style-name="T2">Data</text:span></text:p>
          </draw:text-box>
        </draw:frame>
        <draw:frame draw:style-name="gr5" draw:text-style-name="P8" draw:layer="layout" svg:width="2.667cm" svg:height="0.877cm" svg:x="7.112cm" svg:y="0.254cm">
          <draw:text-box>
            <text:p text:style-name="P3"><text:span text:style-name="T2">Check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mall_20_Arrow" draw:display-name="Small Arrow" svg:viewBox="0 0 1321 3493" svg:d="M1321 3493h-1321l661-3493z"/>
    <draw:marker draw:name="Square_20_45_20_unfilled" draw:display-name="Square 45 unfilled" svg:viewBox="0 0 3000 3000" svg:d="M1500 3000l-1500-1500 1500-1500 1500 1500zM1500 2715l-1215-1215 1215-1215 1215 121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Crow</meta:initial-creator>
    <meta:creation-date>2016-12-13T14:21:49.168600000</meta:creation-date>
    <dc:date>2016-12-13T16:35:49.698512000</dc:date>
    <dc:creator>Sam Crow</dc:creator>
    <meta:editing-duration>PT3M37S</meta:editing-duration>
    <meta:editing-cycles>2</meta:editing-cycles>
    <meta:generator>LibreOffice/5.1.2.2$MacOSX_X86_64 LibreOffice_project/d3bf12ecb743fc0d20e0be0c58ca359301eb705f</meta:generator>
    <meta:document-statistic meta:object-count="25"/>
  </office:meta>
</office:document-meta>
</file>